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chor using Bookmark &amp; Cross references</text:h>
      <text:p text:style-name="Text_20_body">Hot sauce =&gt;<text:bookmark-ref text:reference-format="page" text:ref-name="HotSauceBookmark">1</text:bookmark-ref></text:p>
      <text:p text:style-name="Text_20_body">A line</text:p>
      <text:p text:style-name="Text_20_body">Another line</text:p>
      <text:h text:style-name="Heading_20_1" text:outline-level="1"><text:bookmark text:name="HotSauceBookmark"/>Hot Sauce</text:h>
      <text:p text:style-name="Text_20_body">A line before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0:50:04</meta:creation-date>
    <meta:document-statistic meta:table-count="0" meta:image-count="0" meta:object-count="0" meta:page-count="1" meta:paragraph-count="6" meta:word-count="19" meta:character-count="97"/>
    <dc:date>2009-06-24T10:54:45</dc:date>
    <dc:creator>Vincent Spiewak</dc:creator>
    <meta:editing-duration>PT00H00M52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